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Стили_20_стрелок_20_1" draw:marker-end="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Стили_20_стрелок_20_1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" draw:marker-end="Стили_20_стрелок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xml:id="id1" draw:id="id1" draw:layer="layout" svg:width="2.8cm" svg:height="1.6cm" svg:x="10cm" svg:y="10.6cm">
          <text:p text:style-name="P1"><text:span text:style-name="T1">Аналоговый </text:span></text:p>
          <text:p text:style-name="P1"><text:span text:style-name="T1">ФНЧ</text:span></text:p>
        </draw:rect>
        <draw:connector draw:style-name="gr2" draw:text-style-name="P1" draw:layer="layout" svg:x1="6.2cm" svg:y1="8.4cm" svg:x2="5.328cm" svg:y2="8.397cm" svg:d="m6200 8400h-436v-3h-436">
          <text:p/>
        </draw:connector>
        <draw:frame draw:style-name="gr3" draw:text-style-name="P2" draw:layer="layout" svg:width="2.725cm" svg:height="1.7cm" svg:x="2.575cm" svg:y="7.5cm">
          <draw:text-box>
            <text:p text:style-name="P1"><text:span text:style-name="T1">Входной </text:span></text:p>
            <text:p text:style-name="P1"><text:span text:style-name="T1">аналоговый </text:span></text:p>
            <text:p text:style-name="P1"><text:span text:style-name="T1">сигнал</text:span></text:p>
          </draw:text-box>
        </draw:frame>
        <draw:frame draw:style-name="gr3" draw:text-style-name="P2" xml:id="id2" draw:id="id2" draw:layer="layout" svg:width="2.725cm" svg:height="1.7cm" svg:x="13.9cm" svg:y="10.55cm">
          <draw:text-box>
            <text:p text:style-name="P1"><text:span text:style-name="T1">Выходной </text:span></text:p>
            <text:p text:style-name="P1"><text:span text:style-name="T1">аналоговый </text:span></text:p>
            <text:p text:style-name="P1"><text:span text:style-name="T1">сигнал</text:span></text:p>
          </draw:text-box>
        </draw:frame>
        <draw:connector draw:style-name="gr4" draw:text-style-name="P1" draw:layer="layout" svg:x1="12.8cm" svg:y1="11.4cm" svg:x2="13.9cm" svg:y2="11.4cm" draw:start-shape="id1" draw:start-glue-point="1" draw:end-shape="id2" draw:end-glue-point="3" svg:d="m12800 11400h1100">
          <text:p/>
        </draw:connector>
        <draw:rect draw:style-name="gr1" draw:text-style-name="P2" xml:id="id4" draw:id="id4" draw:layer="layout" svg:width="2.8cm" svg:height="1.6cm" svg:x="10cm" svg:y="7.6cm">
          <text:p text:style-name="P1"><text:span text:style-name="T1">АЦП</text:span></text:p>
        </draw:rect>
        <draw:rect draw:style-name="gr1" draw:text-style-name="P2" xml:id="id5" draw:id="id5" draw:layer="layout" svg:width="2.8cm" svg:height="1.6cm" svg:x="6.2cm" svg:y="10.6cm">
          <text:p text:style-name="P1"><text:span text:style-name="T1">ЦАП</text:span></text:p>
        </draw:rect>
        <draw:rect draw:style-name="gr1" draw:text-style-name="P2" xml:id="id3" draw:id="id3" draw:layer="layout" svg:width="2.8cm" svg:height="1.6cm" svg:x="6.2cm" svg:y="7.6cm">
          <text:p text:style-name="P1"><text:span text:style-name="T1">Аналоговый </text:span></text:p>
          <text:p text:style-name="P1"><text:span text:style-name="T1">ФНЧ защиты </text:span></text:p>
          <text:p text:style-name="P1"><text:span text:style-name="T1">от наложения</text:span></text:p>
        </draw:rect>
        <draw:connector draw:style-name="gr5" draw:text-style-name="P1" draw:layer="layout" svg:x1="9cm" svg:y1="8.4cm" svg:x2="10cm" svg:y2="8.4cm" draw:start-shape="id3" draw:start-glue-point="1" draw:end-shape="id4" draw:end-glue-point="3" svg:d="m9000 8400h1000">
          <text:p/>
        </draw:connector>
        <draw:connector draw:style-name="gr6" draw:text-style-name="P1" draw:layer="layout" svg:x1="12.8cm" svg:y1="8.4cm" svg:x2="6.2cm" svg:y2="11.4cm" draw:start-shape="id4" draw:start-glue-point="1" draw:end-shape="id5" draw:end-glue-point="3" svg:d="m12800 8400h501v1500h-7602v1500h501">
          <text:p/>
        </draw:connector>
        <draw:connector draw:style-name="gr5" draw:text-style-name="P1" draw:layer="layout" svg:x1="9cm" svg:y1="11.4cm" svg:x2="10cm" svg:y2="11.4cm" draw:start-shape="id5" draw:start-glue-point="1" draw:end-shape="id1" draw:end-glue-point="3" svg:d="m9000 11400h1000">
          <text:p/>
        </draw:connector>
        <draw:frame draw:style-name="gr3" draw:text-style-name="P3" draw:layer="layout" svg:width="2.183cm" svg:height="1.217cm" svg:x="13.45cm" svg:y="8.633cm">
          <draw:text-box>
            <text:p><text:span text:style-name="T1">Битовый </text:span></text:p>
            <text:p><text:span text:style-name="T1">пото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16T18:52:28.54</meta:creation-date>
    <dc:date>2012-01-07T20:04:17.95</dc:date>
    <meta:editing-duration>PT2H4M55S</meta:editing-duration>
    <meta:editing-cycles>7</meta:editing-cycles>
    <meta:generator>OpenOffice.org/3.3$Win32 OpenOffice.org_project/330m20$Build-9567</meta:generator>
    <meta:document-statistic meta:object-count="12"/>
  </office:meta>
</office:document-meta>
</file>